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33.53mm"/>
    </style:style>
    <style:style style:name="co8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5.22mm" svg:height="89.88mm" svg:x="44.11mm" svg:y="66.72mm">
            <draw:object draw:notify-on-update-of-ranges="Sheet1.A13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29.59mm" svg:y="90.18mm">
            <draw:object draw:notify-on-update-of-ranges="Sheet1.N21:Sheet1.N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Raw: 18512 <text:s text:c="3"/>sampled: 1864.307 <text:s text:c="2"/>given: 3800 <text:s text:c="2"/>gain: 2.038291</text:p>
          </table:table-cell>
          <table:table-cell table:number-columns-repeated="12"/>
          <table:table-cell office:value-type="string" calcext:value-type="string">
            <text:p>Raw: 18518 <text:s text:c="3"/>sampled: 1864.911 <text:s text:c="2"/>given: 3800 <text:s text:c="2"/>gain: 2.0376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0 <text:s text:c="3"/>sampled: 1766.418 <text:s text:c="2"/>given: 3600 <text:s text:c="2"/>gain: 2.038022</text:p>
          </table:table-cell>
          <table:table-cell table:number-columns-repeated="12"/>
          <table:table-cell office:value-type="string" calcext:value-type="string">
            <text:p>Raw: 18518 <text:s text:c="3"/>sampled: 1864.911 <text:s text:c="2"/>given: 3800 <text:s text:c="2"/>gain: 2.03763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64 <text:s text:c="3"/>sampled: 1668.127 <text:s text:c="2"/>given: 3400 <text:s text:c="2"/>gain: 2.038213</text:p>
          </table:table-cell>
          <table:table-cell table:number-columns-repeated="12"/>
          <table:table-cell office:value-type="string" calcext:value-type="string">
            <text:p>Raw: 17545 <text:s text:c="3"/>sampled: 1766.922 <text:s text:c="2"/>given: 3600 <text:s text:c="2"/>gain: 2.03744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0 <text:s text:c="3"/>sampled: 1570.038 <text:s text:c="2"/>given: 3200 <text:s text:c="2"/>gain: 2.038167</text:p>
          </table:table-cell>
          <table:table-cell table:number-columns-repeated="12"/>
          <table:table-cell office:value-type="string" calcext:value-type="string">
            <text:p>Raw: 17546 <text:s text:c="3"/>sampled: 1767.023 <text:s text:c="2"/>given: 3600 <text:s text:c="2"/>gain: 2.03732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12"/>
          <table:table-cell office:value-type="string" calcext:value-type="string">
            <text:p>Raw: 16570 <text:s text:c="3"/>sampled: 1668.732 <text:s text:c="2"/>given: 3400 <text:s text:c="2"/>gain: 2.037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2 <text:s text:c="3"/>sampled: 1373.859 <text:s text:c="2"/>given: 2800 <text:s text:c="2"/>gain: 2.038055</text:p>
          </table:table-cell>
          <table:table-cell table:number-columns-repeated="12"/>
          <table:table-cell office:value-type="string" calcext:value-type="string">
            <text:p>Raw: 16570 <text:s text:c="3"/>sampled: 1668.732 <text:s text:c="2"/>given: 3400 <text:s text:c="2"/>gain: 2.03747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7 <text:s text:c="3"/>sampled: 1275.668 <text:s text:c="2"/>given: 2600 <text:s text:c="2"/>gain: 2.038147</text:p>
          </table:table-cell>
          <table:table-cell table:number-columns-repeated="12"/>
          <table:table-cell office:value-type="string" calcext:value-type="string">
            <text:p>Raw: 15595 <text:s text:c="3"/>sampled: 1570.541 <text:s text:c="2"/>given: 3200 <text:s text:c="2"/>gain: 2.0375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3 <text:s text:c="3"/>sampled: 1177.579 <text:s text:c="2"/>given: 2400 <text:s text:c="2"/>gain: 2.03808</text:p>
          </table:table-cell>
          <table:table-cell table:number-columns-repeated="12"/>
          <table:table-cell office:value-type="string" calcext:value-type="string">
            <text:p>Raw: 15595 <text:s text:c="3"/>sampled: 1570.541 <text:s text:c="2"/>given: 3200 <text:s text:c="2"/>gain: 2.03751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9 <text:s text:c="3"/>sampled: 1079.489 <text:s text:c="2"/>given: 2200 <text:s text:c="2"/>gain: 2.038001</text:p>
          </table:table-cell>
          <table:table-cell table:number-columns-repeated="12"/>
          <table:table-cell office:value-type="string" calcext:value-type="string">
            <text:p>Raw: 14620 <text:s text:c="3"/>sampled: 1472.351 <text:s text:c="2"/>given: 3000 <text:s text:c="2"/>gain: 2.03755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Raw: 14621 <text:s text:c="3"/>sampled: 1472.452 <text:s text:c="2"/>given: 3000 <text:s text:c="2"/>gain: 2.0374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Raw: 13647 <text:s text:c="3"/>sampled: 1374.362 <text:s text:c="2"/>given: 2800 <text:s text:c="2"/>gain: 2.03730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Raw: 13647 <text:s text:c="3"/>sampled: 1374.362 <text:s text:c="2"/>given: 2800 <text:s text:c="2"/>gain: 2.0373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91" calcext:value-type="float">
            <text:p>2.038291</text:p>
          </table:table-cell>
          <table:table-cell table:number-columns-repeated="12"/>
          <table:table-cell office:value-type="string" calcext:value-type="string">
            <text:p>Raw: 12671 <text:s text:c="3"/>sampled: 1276.071 <text:s text:c="2"/>given: 2600 <text:s text:c="2"/>gain: 2.0375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22" calcext:value-type="float">
            <text:p>2.038022</text:p>
          </table:table-cell>
          <table:table-cell table:number-columns-repeated="12"/>
          <table:table-cell office:value-type="string" calcext:value-type="string">
            <text:p>Raw: 12671 <text:s text:c="3"/>sampled: 1276.071 <text:s text:c="2"/>given: 2600 <text:s text:c="2"/>gain: 2.03750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13" calcext:value-type="float">
            <text:p>2.038213</text:p>
          </table:table-cell>
          <table:table-cell table:number-columns-repeated="12"/>
          <table:table-cell office:value-type="string" calcext:value-type="string">
            <text:p>Raw: 11698 <text:s text:c="3"/>sampled: 1178.082 <text:s text:c="2"/>given: 2400 <text:s text:c="2"/>gain: 2.0372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167" calcext:value-type="float">
            <text:p>2.038167</text:p>
          </table:table-cell>
          <table:table-cell table:number-columns-repeated="12"/>
          <table:table-cell office:value-type="string" calcext:value-type="string">
            <text:p>Raw: 11698 <text:s text:c="3"/>sampled: 1178.082 <text:s text:c="2"/>given: 2400 <text:s text:c="2"/>gain: 2.037209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12"/>
          <table:table-cell office:value-type="string" calcext:value-type="string">
            <text:p>Raw: 10724 <text:s text:c="3"/>sampled: 1079.993 <text:s text:c="2"/>given: 2200 <text:s text:c="2"/>gain: 2.0370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55" calcext:value-type="float">
            <text:p>2.038055</text:p>
          </table:table-cell>
          <table:table-cell table:number-columns-repeated="12"/>
          <table:table-cell office:value-type="string" calcext:value-type="string">
            <text:p>Raw: 10724 <text:s text:c="3"/>sampled: 1079.993 <text:s text:c="2"/>given: 2200 <text:s text:c="2"/>gain: 2.03705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147" calcext:value-type="float">
            <text:p>2.038147</text:p>
          </table:table-cell>
          <table:table-cell table:number-columns-repeated="18"/>
        </table:table-row>
        <table:table-row table:style-name="ro1">
          <table:table-cell table:style-name="Default" office:value-type="float" office:value="2.03808" calcext:value-type="float">
            <text:p>2.03808</text:p>
          </table:table-cell>
          <table:table-cell table:number-columns-repeated="18"/>
        </table:table-row>
        <table:table-row table:style-name="ro1">
          <table:table-cell table:style-name="Default" office:value-type="float" office:value="2.038001" calcext:value-type="float">
            <text:p>2.038001</text:p>
          </table:table-cell>
          <table:table-cell table:number-columns-repeated="12"/>
          <table:table-cell office:value-type="float" office:value="2.037631" calcext:value-type="float">
            <text:p>2.03763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631" calcext:value-type="float">
            <text:p>2.03763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14" calcext:value-type="float">
            <text:p>2.03814</text:p>
          </table:table-cell>
          <table:table-cell table:number-columns-repeated="12"/>
          <table:table-cell office:value-type="float" office:value="2.037441" calcext:value-type="float">
            <text:p>2.0374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325" calcext:value-type="float">
            <text:p>2.03732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476" calcext:value-type="float">
            <text:p>2.037476</text:p>
          </table:table-cell>
          <table:table-cell table:number-columns-repeated="5"/>
        </table:table-row>
        <table:table-row table:style-name="ro1">
          <table:table-cell table:style-name="Default" table:formula="of:=AVERAGE([.A13:.A21])" office:value-type="float" office:value="2.03813666666667" calcext:value-type="float">
            <text:p>2.03813666666667</text:p>
          </table:table-cell>
          <table:table-cell table:number-columns-repeated="12"/>
          <table:table-cell office:value-type="float" office:value="2.037476" calcext:value-type="float">
            <text:p>2.03747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514" calcext:value-type="float">
            <text:p>2.03751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514" calcext:value-type="float">
            <text:p>2.037514</text:p>
          </table:table-cell>
          <table:table-cell table:number-columns-repeated="5"/>
        </table:table-row>
        <table:table-row table:style-name="ro1">
          <table:table-cell table:style-name="Default" table:formula="of:=[.A26]/[.N44]" office:value-type="float" office:value="1.00036348138269" calcext:value-type="float">
            <text:p>1.00036348138269</text:p>
          </table:table-cell>
          <table:table-cell table:number-columns-repeated="12"/>
          <table:table-cell office:value-type="float" office:value="2.037558" calcext:value-type="float">
            <text:p>2.03755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418" calcext:value-type="float">
            <text:p>2.03741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309" calcext:value-type="float">
            <text:p>2.03730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309" calcext:value-type="float">
            <text:p>2.03730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504" calcext:value-type="float">
            <text:p>2.0375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504" calcext:value-type="float">
            <text:p>2.03750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209" calcext:value-type="float">
            <text:p>2.03720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209" calcext:value-type="float">
            <text:p>2.03720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051" calcext:value-type="float">
            <text:p>2.03705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  <table:table-cell office:value-type="float" office:value="2.037051" calcext:value-type="float">
            <text:p>2.03705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12"/>
          <table:table-cell office:value-type="float" office:value="2.03735" calcext:value-type="float">
            <text:p>2.03735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12"/>
          <table:table-cell table:formula="of:=AVERAGE([.N21:.N38])" office:value-type="float" office:value="2.03739611111111" calcext:value-type="float">
            <text:p>2.03739611111111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12"/>
        </table:table-row>
        <table:table-row table:style-name="ro1" table:number-rows-repeated="11"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 table:number-columns-repeated="7"/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formula="of:=AVERAGE([.A61:.A101])" office:value-type="float" office:value="2335.58834146341" calcext:value-type="float">
            <text:p>2335.58834146341</text:p>
          </table:table-cell>
          <table:table-cell table:formula="of:=AVERAGE([.F61:.F64])" office:value-type="float" office:value="49.92625" calcext:value-type="float">
            <text:p>49.92625</text:p>
          </table:table-cell>
          <table:table-cell table:formula="of:=2*[.C61]" office:value-type="float" office:value="99.8525" calcext:value-type="float">
            <text:p>99.8525</text:p>
          </table:table-cell>
          <table:table-cell table:formula="of:=[.D61]/[.B61]" office:value-type="float" office:value="0.0427526110776162" calcext:value-type="float">
            <text:p>0.042752611077616</text:p>
          </table:table-cell>
          <table:table-cell office:value-type="float" office:value="49.924" calcext:value-type="float">
            <text:p>49.924</text:p>
          </table:table-cell>
          <table:table-cell table:number-columns-repeated="13"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4"/>
          <table:table-cell office:value-type="float" office:value="49.92" calcext:value-type="float">
            <text:p>49.92</text:p>
          </table:table-cell>
          <table:table-cell table:number-columns-repeated="13"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4"/>
          <table:table-cell office:value-type="float" office:value="49.928" calcext:value-type="float">
            <text:p>49.928</text:p>
          </table:table-cell>
          <table:table-cell table:number-columns-repeated="13"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4"/>
          <table:table-cell office:value-type="float" office:value="49.933" calcext:value-type="float">
            <text:p>49.933</text:p>
          </table:table-cell>
          <table:table-cell table:number-columns-repeated="13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18"/>
        </table:table-row>
        <table:table-row table:style-name="ro2">
          <table:table-cell office:value-type="float" office:value="2334.814" calcext:value-type="float">
            <text:p>2334.814</text:p>
          </table:table-cell>
          <table:table-cell table:number-columns-repeated="18"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18"/>
        </table:table-row>
        <table:table-row table:style-name="ro2">
          <table:table-cell office:value-type="float" office:value="2334.714" calcext:value-type="float">
            <text:p>2334.714</text:p>
          </table:table-cell>
          <table:table-cell table:number-columns-repeated="18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18"/>
        </table:table-row>
        <table:table-row table:style-name="ro2">
          <table:table-cell office:value-type="float" office:value="2334.714" calcext:value-type="float">
            <text:p>2334.714</text:p>
          </table:table-cell>
          <table:table-cell table:number-columns-repeated="18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18"/>
        </table:table-row>
        <table:table-row table:style-name="ro2">
          <table:table-cell office:value-type="float" office:value="2335.922" calcext:value-type="float">
            <text:p>2335.922</text:p>
          </table:table-cell>
          <table:table-cell table:number-columns-repeated="18"/>
        </table:table-row>
        <table:table-row table:style-name="ro2">
          <table:table-cell office:value-type="float" office:value="2335.721" calcext:value-type="float">
            <text:p>2335.721</text:p>
          </table:table-cell>
          <table:table-cell table:number-columns-repeated="18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18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18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18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18"/>
        </table:table-row>
        <table:table-row table:style-name="ro2">
          <table:table-cell office:value-type="float" office:value="2334.613" calcext:value-type="float">
            <text:p>2334.613</text:p>
          </table:table-cell>
          <table:table-cell table:number-columns-repeated="18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18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18"/>
        </table:table-row>
        <table:table-row table:style-name="ro2">
          <table:table-cell office:value-type="float" office:value="2335.117" calcext:value-type="float">
            <text:p>2335.117</text:p>
          </table:table-cell>
          <table:table-cell table:number-columns-repeated="18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18"/>
        </table:table-row>
        <table:table-row table:style-name="ro2">
          <table:table-cell office:value-type="float" office:value="2335.016" calcext:value-type="float">
            <text:p>2335.016</text:p>
          </table:table-cell>
          <table:table-cell table:number-columns-repeated="18"/>
        </table:table-row>
        <table:table-row table:style-name="ro2">
          <table:table-cell office:value-type="float" office:value="2335.62" calcext:value-type="float">
            <text:p>2335.62</text:p>
          </table:table-cell>
          <table:table-cell table:number-columns-repeated="18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18"/>
        </table:table-row>
        <table:table-row table:style-name="ro2">
          <table:table-cell office:value-type="float" office:value="2335.217" calcext:value-type="float">
            <text:p>2335.217</text:p>
          </table:table-cell>
          <table:table-cell table:number-columns-repeated="5"/>
          <table:table-cell table:style-name="ce3"/>
          <table:table-cell table:number-columns-repeated="12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18"/>
        </table:table-row>
        <table:table-row table:style-name="ro2">
          <table:table-cell office:value-type="float" office:value="2336.325" calcext:value-type="float">
            <text:p>2336.325</text:p>
          </table:table-cell>
          <table:table-cell table:number-columns-repeated="18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18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18"/>
        </table:table-row>
        <table:table-row table:style-name="ro2">
          <table:table-cell office:value-type="float" office:value="2335.419" calcext:value-type="float">
            <text:p>2335.419</text:p>
          </table:table-cell>
          <table:table-cell table:number-columns-repeated="18"/>
        </table:table-row>
        <table:table-row table:style-name="ro2">
          <table:table-cell office:value-type="float" office:value="2335.52" calcext:value-type="float">
            <text:p>2335.52</text:p>
          </table:table-cell>
          <table:table-cell table:number-columns-repeated="18"/>
        </table:table-row>
        <table:table-row table:style-name="ro2">
          <table:table-cell office:value-type="float" office:value="2336.124" calcext:value-type="float">
            <text:p>2336.124</text:p>
          </table:table-cell>
          <table:table-cell table:number-columns-repeated="18"/>
        </table:table-row>
        <table:table-row table:style-name="ro2">
          <table:table-cell office:value-type="float" office:value="2336.224" calcext:value-type="float">
            <text:p>2336.224</text:p>
          </table:table-cell>
          <table:table-cell table:number-columns-repeated="18"/>
        </table:table-row>
        <table:table-row table:style-name="ro2">
          <table:table-cell office:value-type="float" office:value="2336.325" calcext:value-type="float">
            <text:p>2336.325</text:p>
          </table:table-cell>
          <table:table-cell table:number-columns-repeated="18"/>
        </table:table-row>
        <table:table-row table:style-name="ro2">
          <table:table-cell office:value-type="float" office:value="2336.224" calcext:value-type="float">
            <text:p>2336.224</text:p>
          </table:table-cell>
          <table:table-cell table:number-columns-repeated="18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18"/>
        </table:table-row>
        <table:table-row table:style-name="ro2">
          <table:table-cell office:value-type="float" office:value="2336.023" calcext:value-type="float">
            <text:p>2336.023</text:p>
          </table:table-cell>
          <table:table-cell table:number-columns-repeated="18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style-name="ce3" table:number-columns-repeated="4"/>
          <table:table-cell table:number-columns-repeated="14"/>
        </table:table-row>
        <table:table-row table:style-name="ro2">
          <table:table-cell office:value-type="float" office:value="2336.124" calcext:value-type="float">
            <text:p>2336.124</text:p>
          </table:table-cell>
          <table:table-cell table:style-name="ce3" table:number-columns-repeated="5"/>
          <table:table-cell table:number-columns-repeated="13"/>
        </table:table-row>
        <table:table-row table:style-name="ro2">
          <table:table-cell office:value-type="float" office:value="2335.822" calcext:value-type="float">
            <text:p>2335.822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 table:number-columns-repeated="13"/>
        </table:table-row>
        <table:table-row table:style-name="ro2">
          <table:table-cell office:value-type="float" office:value="2307.019" calcext:value-type="float">
            <text:p>2307.019</text:p>
          </table:table-cell>
          <table:table-cell table:formula="of:=AVERAGE([.A105:.A138])" office:value-type="float" office:value="2306.22811764706" calcext:value-type="float">
            <text:p>2306.22811764706</text:p>
          </table:table-cell>
          <table:table-cell table:formula="of:=AVERAGE([.F105:.F110])" office:value-type="float" office:value="5.1515" calcext:value-type="float">
            <text:p>5.1515</text:p>
          </table:table-cell>
          <table:table-cell table:formula="of:=2*[.C105]" office:value-type="float" office:value="10.303" calcext:value-type="float">
            <text:p>10.303</text:p>
          </table:table-cell>
          <table:table-cell table:formula="of:=[.D105]/[.B105]" office:value-type="float" office:value="0.00446746786285465" calcext:value-type="float">
            <text:p>0.004467467862855</text:p>
          </table:table-cell>
          <table:table-cell office:value-type="float" office:value="5.156" calcext:value-type="float">
            <text:p>5.156</text:p>
          </table:table-cell>
          <table:table-cell table:number-columns-repeated="13"/>
        </table:table-row>
        <table:table-row table:style-name="ro2">
          <table:table-cell office:value-type="float" office:value="2306.213" calcext:value-type="float">
            <text:p>2306.213</text:p>
          </table:table-cell>
          <table:table-cell table:number-columns-repeated="4"/>
          <table:table-cell office:value-type="float" office:value="5.152" calcext:value-type="float">
            <text:p>5.152</text:p>
          </table:table-cell>
          <table:table-cell table:number-columns-repeated="13"/>
        </table:table-row>
        <table:table-row table:style-name="ro2">
          <table:table-cell office:value-type="float" office:value="2303.897" calcext:value-type="float">
            <text:p>2303.897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 table:number-columns-repeated="13"/>
        </table:table-row>
        <table:table-row table:style-name="ro2">
          <table:table-cell office:value-type="float" office:value="2306.717" calcext:value-type="float">
            <text:p>2306.717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 table:number-columns-repeated="13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style-name="ce3" table:number-columns-repeated="4"/>
          <table:table-cell table:style-name="ce3" office:value-type="float" office:value="5.148" calcext:value-type="float">
            <text:p>5.148</text:p>
          </table:table-cell>
          <table:table-cell table:number-columns-repeated="13"/>
        </table:table-row>
        <table:table-row table:style-name="ro2">
          <table:table-cell office:value-type="float" office:value="2306.818" calcext:value-type="float">
            <text:p>2306.818</text:p>
          </table:table-cell>
          <table:table-cell table:number-columns-repeated="4"/>
          <table:table-cell office:value-type="float" office:value="5.151" calcext:value-type="float">
            <text:p>5.151</text:p>
          </table:table-cell>
          <table:table-cell table:number-columns-repeated="13"/>
        </table:table-row>
        <table:table-row table:style-name="ro2">
          <table:table-cell office:value-type="float" office:value="2306.012" calcext:value-type="float">
            <text:p>2306.012</text:p>
          </table:table-cell>
          <table:table-cell table:number-columns-repeated="18"/>
        </table:table-row>
        <table:table-row table:style-name="ro2">
          <table:table-cell office:value-type="float" office:value="2307.22" calcext:value-type="float">
            <text:p>2307.22</text:p>
          </table:table-cell>
          <table:table-cell table:number-columns-repeated="18"/>
        </table:table-row>
        <table:table-row table:style-name="ro2">
          <table:table-cell office:value-type="float" office:value="2305.609" calcext:value-type="float">
            <text:p>2305.609</text:p>
          </table:table-cell>
          <table:table-cell table:number-columns-repeated="18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18"/>
        </table:table-row>
        <table:table-row table:style-name="ro2">
          <table:table-cell office:value-type="float" office:value="2309.436" calcext:value-type="float">
            <text:p>2309.436</text:p>
          </table:table-cell>
          <table:table-cell table:number-columns-repeated="18"/>
        </table:table-row>
        <table:table-row table:style-name="ro2">
          <table:table-cell office:value-type="float" office:value="2305.71" calcext:value-type="float">
            <text:p>2305.71</text:p>
          </table:table-cell>
          <table:table-cell table:number-columns-repeated="18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number-columns-repeated="18"/>
        </table:table-row>
        <table:table-row table:style-name="ro2">
          <table:table-cell office:value-type="float" office:value="2307.321" calcext:value-type="float">
            <text:p>2307.321</text:p>
          </table:table-cell>
          <table:table-cell table:number-columns-repeated="18"/>
        </table:table-row>
        <table:table-row table:style-name="ro2">
          <table:table-cell office:value-type="float" office:value="2305.811" calcext:value-type="float">
            <text:p>2305.811</text:p>
          </table:table-cell>
          <table:table-cell table:number-columns-repeated="18"/>
        </table:table-row>
        <table:table-row table:style-name="ro2">
          <table:table-cell office:value-type="float" office:value="2305.105" calcext:value-type="float">
            <text:p>2305.105</text:p>
          </table:table-cell>
          <table:table-cell table:style-name="ce3" table:number-columns-repeated="5"/>
          <table:table-cell table:number-columns-repeated="13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18"/>
        </table:table-row>
        <table:table-row table:style-name="ro2">
          <table:table-cell office:value-type="float" office:value="2307.724" calcext:value-type="float">
            <text:p>2307.724</text:p>
          </table:table-cell>
          <table:table-cell table:number-columns-repeated="18"/>
        </table:table-row>
        <table:table-row table:style-name="ro2">
          <table:table-cell office:value-type="float" office:value="2305.005" calcext:value-type="float">
            <text:p>2305.005</text:p>
          </table:table-cell>
          <table:table-cell table:number-columns-repeated="18"/>
        </table:table-row>
        <table:table-row table:style-name="ro2">
          <table:table-cell office:value-type="float" office:value="2306.616" calcext:value-type="float">
            <text:p>2306.616</text:p>
          </table:table-cell>
          <table:table-cell table:number-columns-repeated="18"/>
        </table:table-row>
        <table:table-row table:style-name="ro2">
          <table:table-cell office:value-type="float" office:value="2305.811" calcext:value-type="float">
            <text:p>2305.811</text:p>
          </table:table-cell>
          <table:table-cell table:number-columns-repeated="18"/>
        </table:table-row>
        <table:table-row table:style-name="ro2">
          <table:table-cell office:value-type="float" office:value="2308.127" calcext:value-type="float">
            <text:p>2308.127</text:p>
          </table:table-cell>
          <table:table-cell table:number-columns-repeated="18"/>
        </table:table-row>
        <table:table-row table:style-name="ro2">
          <table:table-cell office:value-type="float" office:value="2305.408" calcext:value-type="float">
            <text:p>2305.408</text:p>
          </table:table-cell>
          <table:table-cell table:number-columns-repeated="18"/>
        </table:table-row>
        <table:table-row table:style-name="ro2">
          <table:table-cell office:value-type="float" office:value="2305.911" calcext:value-type="float">
            <text:p>2305.911</text:p>
          </table:table-cell>
          <table:table-cell table:number-columns-repeated="18"/>
        </table:table-row>
        <table:table-row table:style-name="ro2">
          <table:table-cell office:value-type="float" office:value="2306.616" calcext:value-type="float">
            <text:p>2306.616</text:p>
          </table:table-cell>
          <table:table-cell table:number-columns-repeated="18"/>
        </table:table-row>
        <table:table-row table:style-name="ro2">
          <table:table-cell office:value-type="float" office:value="2306.314" calcext:value-type="float">
            <text:p>2306.314</text:p>
          </table:table-cell>
          <table:table-cell table:number-columns-repeated="18"/>
        </table:table-row>
        <table:table-row table:style-name="ro2">
          <table:table-cell office:value-type="float" office:value="2305.508" calcext:value-type="float">
            <text:p>2305.508</text:p>
          </table:table-cell>
          <table:table-cell table:number-columns-repeated="18"/>
        </table:table-row>
        <table:table-row table:style-name="ro2">
          <table:table-cell office:value-type="float" office:value="2304.904" calcext:value-type="float">
            <text:p>2304.904</text:p>
          </table:table-cell>
          <table:table-cell table:number-columns-repeated="18"/>
        </table:table-row>
        <table:table-row table:style-name="ro2">
          <table:table-cell office:value-type="float" office:value="2305.71" calcext:value-type="float">
            <text:p>2305.71</text:p>
          </table:table-cell>
          <table:table-cell table:number-columns-repeated="18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18"/>
        </table:table-row>
        <table:table-row table:style-name="ro2">
          <table:table-cell office:value-type="float" office:value="2305.307" calcext:value-type="float">
            <text:p>2305.307</text:p>
          </table:table-cell>
          <table:table-cell table:number-columns-repeated="18"/>
        </table:table-row>
        <table:table-row table:style-name="ro2">
          <table:table-cell office:value-type="float" office:value="2307.925" calcext:value-type="float">
            <text:p>2307.925</text:p>
          </table:table-cell>
          <table:table-cell table:number-columns-repeated="18"/>
        </table:table-row>
        <table:table-row table:style-name="ro2">
          <table:table-cell office:value-type="float" office:value="2306.213" calcext:value-type="float">
            <text:p>2306.213</text:p>
          </table:table-cell>
          <table:table-cell table:style-name="ce3" table:number-columns-repeated="4"/>
          <table:table-cell table:number-columns-repeated="14"/>
        </table:table-row>
        <table:table-row table:style-name="ro2">
          <table:table-cell office:value-type="float" office:value="2306.012" calcext:value-type="float">
            <text:p>2306.01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0:04:33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9-01-16T15:33:21.890000000</dc:date>
    <meta:editing-duration>PT11H8M38S</meta:editing-duration>
    <meta:editing-cycles>103</meta:editing-cycles>
    <meta:document-statistic meta:table-count="1" meta:cell-count="1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23cm" svg:height="8.989cm" xlink:href=".." xlink:type="simple" chart:class="chart:line" chart:style-name="ch1">
        <chart:legend chart:legend-position="end" svg:x="23.671cm" svg:y="4.195cm" style:legend-expansion="high" chart:style-name="ch2"/>
        <chart:plot-area chart:style-name="ch3" table:cell-range-address="Sheet1.A13:Sheet1.A21" svg:x="5.007cm" svg:y="-0.054cm" svg:width="21.605cm" svg:height="8.621cm">
          <chartooo:coordinate-region svg:x="6.475cm" svg:y="0.146cm" svg:width="20.043cm" svg:height="7.7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3:Sheet1.A2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291">
                <text:p>2.038291</text:p>
                <draw:g>
                  <svg:desc>Sheet1.A13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022">
                <text:p>2.038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213">
                <text:p>2.03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167">
                <text:p>2.038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055">
                <text:p>2.038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147">
                <text:p>2.038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08">
                <text:p>2.03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001">
                <text:p>2.038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N21:Sheet1.N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1:Sheet1.N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7631">
                <text:p>2.037631</text:p>
                <draw:g>
                  <svg:desc>Sheet1.N21:Sheet1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7631">
                <text:p>2.037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7441">
                <text:p>2.037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7325">
                <text:p>2.03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7476">
                <text:p>2.037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7476">
                <text:p>2.037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7514">
                <text:p>2.037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7514">
                <text:p>2.037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7558">
                <text:p>2.037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7418">
                <text:p>2.037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7309">
                <text:p>2.0373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7309">
                <text:p>2.037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7504">
                <text:p>2.037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7504">
                <text:p>2.037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7209">
                <text:p>2.03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7209">
                <text:p>2.037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7051">
                <text:p>2.037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7051">
                <text:p>2.037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